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宋体" svg:font-family="宋体" style:font-family-generic="system" style:font-pitch="variable"/>
  </office:font-face-decls>
  <office:automatic-styles>
    <style:style style:name="P1" style:family="paragraph" style:parent-style-name="Standard">
      <style:paragraph-properties fo:margin-top="0cm" fo:margin-bottom="0cm" style:contextual-spacing="false" fo:text-align="justify" style:justify-single-word="false" fo:orphans="0" fo:widows="0"/>
      <style:text-properties fo:font-size="10pt" style:letter-kerning="false" style:font-size-asian="10pt" style:font-size-complex="10pt"/>
    </style:style>
    <style:style style:name="P2" style:family="paragraph" style:parent-style-name="Standard">
      <style:paragraph-properties fo:margin-top="0cm" fo:margin-bottom="0cm" style:contextual-spacing="false" fo:text-align="justify" style:justify-single-word="false" fo:orphans="0" fo:widows="0"/>
      <style:text-properties fo:font-size="10pt" style:letter-kerning="false" style:font-size-asian="10pt" style:font-size-complex="10pt"/>
    </style:style>
    <style:style style:name="P3" style:family="paragraph" style:parent-style-name="Standard">
      <style:paragraph-properties fo:margin-top="0cm" fo:margin-bottom="0cm" style:contextual-spacing="false" fo:text-align="justify" style:justify-single-word="false" fo:orphans="0" fo:widows="0"/>
      <style:text-properties style:text-position="0% 100%" fo:font-size="10pt" fo:language="en" fo:country="US" style:letter-kerning="false" style:font-size-asian="10pt" style:font-size-complex="10pt"/>
    </style:style>
    <style:style style:name="P4" style:family="paragraph" style:parent-style-name="Standard">
      <style:text-properties fo:language="en" fo:country="US" officeooo:rsid="001535d6" officeooo:paragraph-rsid="001535d6"/>
    </style:style>
    <style:style style:name="T1" style:family="text">
      <style:text-properties style:text-position="0% 100%"/>
    </style:style>
    <style:style style:name="T2" style:family="text">
      <style:text-properties style:text-position="0% 100%" fo:language="en" fo:country="US"/>
    </style:style>
    <style:style style:name="T3" style:family="text">
      <style:text-properties fo:language="en" fo:country="U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3">Lorem ipsum dolor sit amet consectetur adipiscing, elit fermentum litora erat parturient dapibus interdum, varius elementum condimentum dignissim ac. Litora varius egestas porta morbi magnis et ornare sapien non montes auctor augue pharetra nibh, tempor mollis molestie primis interdum platea turpis eleifend convallis scelerisque lectus bibendum at. Condimentum eget netus tellus fusce imperdiet pulvinar, in est facilisis ullamcorper vivamus eleifend, et nisi dis nam volutpat.</text:p>
      <text:p text:style-name="P4" loext:marker-style-name="T3"/>
      <text:p text:style-name="P4" loext:marker-style-name="T3">Est eget tempor suspendisse tellus ultricies imperdiet ultrices, mollis iaculis gravida nullam vivamus euismod. Congue natoque magnis fermentum enim vehicula sociosqu fringilla id, magna nostra aptent vel odio penatibus cras curabitur himenaeos, lacus molestie duis interdum per placerat rhoncus. Potenti sed montes mauris viverra dignissim, fusce fames pharetra rutrum tincidunt, mollis dui gravida purus.Lorem ipsum dolor sit amet consectetur adipiscing, elit fermentum litora erat parturient dapibus interdum, varius elementum condimentum dignissim ac. Litora varius egestas porta morbi magnis et ornare sapien non montes auctor augue pharetra nibh, tempor mollis molestie primis interdum platea turpis eleifend convallis scelerisque lectus bibendum at. Condimentum eget netus tellus fusce imperdiet pulvinar, in est facilisis ullamcorper vivamus eleifend, et nisi dis nam volutpat.</text:p>
      <text:p text:style-name="P4" loext:marker-style-name="T3"/>
      <text:p text:style-name="P4" loext:marker-style-name="T3">Est eget tempor suspendisse tellus ultricies imperdiet ultrices, mollis iaculis gravida nullam vivamus euismod. Congue natoque magnis fermentum enim vehicula sociosqu fringilla id, magna nostra aptent vel odio penatibus cras curabitur himenaeos, lacus molestie duis interdum per placerat rhoncus. Potenti sed montes mauris viverra dignissim, fusce fames pharetra rutrum tincidunt, mollis dui gravida purus.Lorem ipsum dolor sit amet consectetur adipiscing, elit fermentum litora erat parturient dapibus interdum, varius elementum condimentum dignissim ac. Litora varius egestas porta morbi magnis et ornare sapien non montes auctor augue pharetra nibh, tempor mollis molestie primis interdum platea turpis eleifend convallis scelerisque lectus bibendum at. Condimentum eget netus tellus fusce imperdiet pulvinar, in est facilisis ullamcorper vivamus eleifend, et nisi dis nam volutpat.</text:p>
      <text:p text:style-name="P4" loext:marker-style-name="T3"/>
      <text:p text:style-name="P4" loext:marker-style-name="T3">Est eget tempor suspendisse tellus­ ultricies imperdiet ultrices, mollis iaculis gravida nullam vivamus euismod. Congue natoque magnis fermentum enim vehicula sociosqu fringilla id, magna nostra aptent vel odio penatibus cras curabitur himenaeos, lacus molestie duis interdum per placerat rhoncus. Potenti sed montes mauris viverra dignissim, fusce fames pharetra rutrum tincidunt, mollis dui gravida purus.Lorem ipsum dolor sit amet consectetur adipiscing, elit fermentum litora erat parturient dapibus interdum, varius elementum condimentum dignissim ac. Litora varius egestas porta morbi magnis et ornare sapien non montes auctor augue pharetra nibh, tempor mollis molestie primis interdum platea turpis eleifend convallis scelerisque lectus bibendum at. Condimentum eget netus tellus fusce imperdiet pulvinar, in est facilisis ullamcorper vivamus eleifend, et nisi dis nam volutpat.</text:p>
      <text:p text:style-name="P4" loext:marker-style-name="T3"/>
      <text:p text:style-name="P4" loext:marker-style-name="T3">Est eget tempor suspendisse tellus ultricies imperdiet ultrices, mollis iaculis gravida nullam vivamus euismod. Congue natoque magnis fermentum enim vehicula sociosqu fringilla id, magna nostra aptent vel odio penatibus cras curabitur himenaeos, lacus molestie duis interdum per placerat rhoncus. Potenti sed montes mauris viverra dignissim, fusce fames pharetra rutrum tincidunt, mollis dui gravida puru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宋体" style:font-size-asian="10pt" style:language-asian="zh" style:country-asian="CN" style:font-name-complex="Noto 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s" fo:country="ES" style:letter-kerning="false" style:font-name-asian="宋体" style:font-size-asian="10pt" style:language-asian="zh" style:country-asian="CN" style:font-name-complex="Noto Sans Arabic"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Noto Sans Arabic" style:font-family-complex="'Noto Sans Arabic'"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columns fo:column-count="2" fo:column-gap="0.497cm">
          <style:column-sep style:width="0.009cm" style:color="#000000" style:height="100%" style:style="solid"/>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2:19:00</meta:creation-date>
    <meta:initial-creator>cicles</meta:initial-creator>
    <dc:date>2024-11-26T08:49:19.593875893</dc:date>
    <meta:editing-cycles>2</meta:editing-cycles>
    <meta:editing-duration>PT30M29S</meta:editing-duration>
    <meta:generator>LibreOffice/24.2.6.2$Linux_X86_64 LibreOffice_project/420$Build-2</meta:generator>
    <meta:document-statistic meta:table-count="0" meta:image-count="0" meta:object-count="0" meta:page-count="1" meta:paragraph-count="5" meta:word-count="474" meta:character-count="3541" meta:non-whitespace-character-count="3073"/>
    <meta:user-defined meta:name="KSOProductBuildVer">1033-11.1.0.11723</meta:user-defined>
    <meta:template xlink:type="simple" xlink:actuate="onRequest" xlink:title="Normal.dotm" xlink:href=""/>
  </office:meta>
</office:document-meta>
</file>